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000000010079E5615612C0E7C7.png" manifest:media-type="image/png"/>
  <manifest:file-entry manifest:full-path="Pictures/10000201000000C8000000C818A5442FD34448E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5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draw:stroke-dash="Line_20_with_20_Fine_20_Dots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Monaco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/>
    </style:style>
    <style:style style:name="P5" style:family="paragraph">
      <loext:graphic-properties draw:fill="none" draw:fill-color="#ffffff"/>
      <style:paragraph-properties fo:text-align="center"/>
      <style:text-properties fo:font-size="16pt"/>
    </style:style>
    <style:style style:name="T1" style:family="text">
      <style:text-properties style:font-name="Monac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4cm" svg:height="1.524cm" svg:x="4.883cm" svg:y="10.906cm">
          <draw:image xlink:href="Pictures/10000201000000C8000000C818A5442FD34448EF.png" xlink:type="simple" xlink:show="embed" xlink:actuate="onLoad">
            <text:p/>
          </draw:image>
        </draw:frame>
        <draw:frame draw:style-name="gr1" draw:text-style-name="P1" draw:layer="layout" svg:width="1.923cm" svg:height="1.923cm" svg:x="4.684cm" svg:y="7.332cm">
          <draw:image xlink:href="Pictures/10000201000001000000010079E5615612C0E7C7.png" xlink:type="simple" xlink:show="embed" xlink:actuate="onLoad">
            <text:p/>
          </draw:image>
        </draw:frame>
        <draw:frame draw:style-name="gr2" draw:text-style-name="P2" draw:layer="layout" svg:width="2.788cm" svg:height="1.835cm" svg:x="4.251cm" svg:y="12.427cm">
          <draw:text-box>
            <text:p text:style-name="P1"><text:span text:style-name="T1">alice</text:span></text:p>
            <text:p text:style-name="P1"><text:span text:style-name="T1">(user)</text:span></text:p>
          </draw:text-box>
        </draw:frame>
        <draw:frame draw:style-name="gr2" draw:text-style-name="P2" draw:layer="layout" svg:width="3.169cm" svg:height="1.835cm" svg:x="4.061cm" svg:y="5.461cm">
          <draw:text-box>
            <text:p text:style-name="P1"><text:span text:style-name="T1">(group)</text:span></text:p>
            <text:p text:style-name="P1"><text:span text:style-name="T1">alice</text:span></text:p>
          </draw:text-box>
        </draw:frame>
        <draw:frame draw:style-name="gr1" draw:text-style-name="P1" draw:layer="layout" svg:width="1.524cm" svg:height="1.524cm" svg:x="8.084cm" svg:y="10.907cm">
          <draw:image xlink:href="Pictures/10000201000000C8000000C818A5442FD34448EF.png" xlink:type="simple" xlink:show="embed" xlink:actuate="onLoad">
            <text:p/>
          </draw:image>
        </draw:frame>
        <draw:frame draw:style-name="gr1" draw:text-style-name="P1" draw:layer="layout" svg:width="1.923cm" svg:height="1.923cm" svg:x="7.885cm" svg:y="7.333cm">
          <draw:image xlink:href="Pictures/10000201000001000000010079E5615612C0E7C7.png" xlink:type="simple" xlink:show="embed" xlink:actuate="onLoad">
            <text:p/>
          </draw:image>
        </draw:frame>
        <draw:frame draw:style-name="gr2" draw:text-style-name="P2" draw:layer="layout" svg:width="2.788cm" svg:height="1.835cm" svg:x="7.452cm" svg:y="12.428cm">
          <draw:text-box>
            <text:p text:style-name="P1"><text:span text:style-name="T1">bob</text:span></text:p>
            <text:p text:style-name="P1"><text:span text:style-name="T1">(user)</text:span></text:p>
          </draw:text-box>
        </draw:frame>
        <draw:frame draw:style-name="gr2" draw:text-style-name="P2" draw:layer="layout" svg:width="3.169cm" svg:height="1.835cm" svg:x="7.262cm" svg:y="5.462cm">
          <draw:text-box>
            <text:p text:style-name="P1"><text:span text:style-name="T1">(group)</text:span></text:p>
            <text:p text:style-name="P1"><text:span text:style-name="T1">bob</text:span></text:p>
          </draw:text-box>
        </draw:frame>
        <draw:frame draw:style-name="gr1" draw:text-style-name="P1" draw:layer="layout" svg:width="1.923cm" svg:height="1.923cm" svg:x="11.086cm" svg:y="7.333cm">
          <draw:image xlink:href="Pictures/10000201000001000000010079E5615612C0E7C7.png" xlink:type="simple" xlink:show="embed" xlink:actuate="onLoad">
            <text:p/>
          </draw:image>
        </draw:frame>
        <draw:frame draw:style-name="gr2" draw:text-style-name="P2" draw:layer="layout" svg:width="3.169cm" svg:height="1.835cm" svg:x="10.463cm" svg:y="5.462cm">
          <draw:text-box>
            <text:p text:style-name="P1"><text:span text:style-name="T1">(group)</text:span></text:p>
            <text:p text:style-name="P1"><text:span text:style-name="T1">vip</text:span></text:p>
          </draw:text-box>
        </draw:frame>
        <draw:frame draw:style-name="gr3" draw:text-style-name="P1" draw:layer="layout" svg:width="1.524cm" svg:height="1.524cm" svg:x="18.386cm" svg:y="10.909cm">
          <draw:image xlink:href="Pictures/10000201000000C8000000C818A5442FD34448EF.png" xlink:type="simple" xlink:show="embed" xlink:actuate="onLoad">
            <text:p/>
          </draw:image>
        </draw:frame>
        <draw:frame draw:style-name="gr3" draw:text-style-name="P1" draw:layer="layout" svg:width="1.923cm" svg:height="1.923cm" svg:x="18.187cm" svg:y="7.335cm">
          <draw:image xlink:href="Pictures/10000201000001000000010079E5615612C0E7C7.png" xlink:type="simple" xlink:show="embed" xlink:actuate="onLoad">
            <text:p/>
          </draw:image>
        </draw:frame>
        <draw:frame draw:style-name="gr2" draw:text-style-name="P2" draw:layer="layout" svg:width="4.693cm" svg:height="1.835cm" svg:x="16.854cm" svg:y="12.43cm">
          <draw:text-box>
            <text:p text:style-name="P1"><text:span text:style-name="T1">root</text:span></text:p>
            <text:p text:style-name="P1"><text:span text:style-name="T1">(superuser)</text:span></text:p>
          </draw:text-box>
        </draw:frame>
        <draw:frame draw:style-name="gr2" draw:text-style-name="P2" draw:layer="layout" svg:width="3.169cm" svg:height="1.835cm" svg:x="17.564cm" svg:y="5.464cm">
          <draw:text-box>
            <text:p text:style-name="P1"><text:span text:style-name="T1">(group)</text:span></text:p>
            <text:p text:style-name="P1"><text:span text:style-name="T1">root</text:span></text:p>
          </draw:text-box>
        </draw:frame>
        <draw:line draw:style-name="gr4" draw:text-style-name="P3" draw:layer="layout" svg:x1="5.651cm" svg:y1="10.906cm" svg:x2="5.651cm" svg:y2="9.128cm">
          <text:p/>
        </draw:line>
        <draw:line draw:style-name="gr4" draw:text-style-name="P3" draw:layer="layout" svg:x1="8.851cm" svg:y1="10.907cm" svg:x2="8.851cm" svg:y2="9.129cm">
          <text:p/>
        </draw:line>
        <draw:line draw:style-name="gr5" draw:text-style-name="P3" draw:layer="layout" svg:x1="8.851cm" svg:y1="10.908cm" svg:x2="11.566cm" svg:y2="9.128cm">
          <text:p/>
        </draw:line>
        <draw:line draw:style-name="gr4" draw:text-style-name="P3" draw:layer="layout" svg:x1="19.151cm" svg:y1="10.909cm" svg:x2="19.151cm" svg:y2="9.131cm">
          <text:p/>
        </draw:line>
        <draw:frame draw:style-name="gr1" draw:text-style-name="P1" draw:layer="layout" svg:width="1.524cm" svg:height="1.524cm" svg:x="14.485cm" svg:y="10.908cm">
          <draw:image xlink:href="Pictures/10000201000000C8000000C818A5442FD34448EF.png" xlink:type="simple" xlink:show="embed" xlink:actuate="onLoad">
            <text:p/>
          </draw:image>
        </draw:frame>
        <draw:frame draw:style-name="gr1" draw:text-style-name="P1" draw:layer="layout" svg:width="1.923cm" svg:height="1.923cm" svg:x="14.286cm" svg:y="7.334cm">
          <draw:image xlink:href="Pictures/10000201000001000000010079E5615612C0E7C7.png" xlink:type="simple" xlink:show="embed" xlink:actuate="onLoad">
            <text:p/>
          </draw:image>
        </draw:frame>
        <draw:frame draw:style-name="gr2" draw:text-style-name="P2" draw:layer="layout" svg:width="2.788cm" svg:height="1.835cm" svg:x="13.853cm" svg:y="12.429cm">
          <draw:text-box>
            <text:p text:style-name="P1"><text:span text:style-name="T1">eve</text:span></text:p>
            <text:p text:style-name="P1"><text:span text:style-name="T1">(user)</text:span></text:p>
          </draw:text-box>
        </draw:frame>
        <draw:frame draw:style-name="gr2" draw:text-style-name="P2" draw:layer="layout" svg:width="3.169cm" svg:height="1.835cm" svg:x="13.663cm" svg:y="5.463cm">
          <draw:text-box>
            <text:p text:style-name="P1"><text:span text:style-name="T1">(group)</text:span></text:p>
            <text:p text:style-name="P1"><text:span text:style-name="T1">eve</text:span></text:p>
          </draw:text-box>
        </draw:frame>
        <draw:line draw:style-name="gr4" draw:text-style-name="P3" draw:layer="layout" svg:x1="15.252cm" svg:y1="10.908cm" svg:x2="15.252cm" svg:y2="9.13cm">
          <text:p/>
        </draw:line>
        <draw:line draw:style-name="gr5" draw:text-style-name="P3" draw:layer="layout" svg:x1="15.252cm" svg:y1="10.909cm" svg:x2="12.522cm" svg:y2="9.128cm">
          <text:p/>
        </draw:line>
        <draw:line draw:style-name="gr4" draw:text-style-name="P3" draw:layer="layout" svg:x1="9.926cm" svg:y1="14.969cm" svg:x2="11.346cm" svg:y2="14.978cm">
          <text:p/>
        </draw:line>
        <draw:line draw:style-name="gr5" draw:text-style-name="P3" draw:layer="layout" svg:x1="12.491cm" svg:y1="14.978cm" svg:x2="13.761cm" svg:y2="14.978cm">
          <text:p/>
        </draw:line>
        <draw:frame draw:style-name="gr2" draw:text-style-name="P5" draw:layer="layout" svg:width="1.941cm" svg:height="1.505cm" svg:x="9.666cm" svg:y="15.14cm">
          <draw:text-box>
            <text:p text:style-name="P4">main</text:p>
            <text:p text:style-name="P4">group</text:p>
          </draw:text-box>
        </draw:frame>
        <draw:frame draw:style-name="gr2" draw:text-style-name="P5" draw:layer="layout" svg:width="2.919cm" svg:height="1.505cm" svg:x="11.667cm" svg:y="15.141cm">
          <draw:text-box>
            <text:p text:style-name="P4">additional</text:p>
            <text:p text:style-name="P4">grou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0:03:38.597079935</meta:creation-date>
    <dc:date>2018-09-11T11:10:47.179593588</dc:date>
    <meta:editing-duration>PT6M7S</meta:editing-duration>
    <meta:editing-cycles>1</meta:editing-cycles>
    <meta:document-statistic meta:object-count="28"/>
    <meta:generator>LibreOffice/5.4.1.2$MacOSX_X86_64 LibreOffice_project/ea7cb86e6eeb2bf3a5af73a8f7777ac570321527</meta:generator>
  </office:meta>
</office:document-meta>
</file>